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loext:opacity="100%"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color="#000000" loext:opacity="100%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4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text-properties style:font-name="Arial" fo:font-size="12pt" style:font-size-asian="12pt" style:font-size-complex="12pt"/>
    </style:style>
    <style:style style:name="P6" style:family="paragraph" style:parent-style-name="Preformatted_20_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000000" loext:opacity="100%" style:font-name="Arial" fo:font-size="12pt" fo:letter-spacing="normal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000000" loext:opacity="100%" style:font-name="Arial" fo:font-size="12pt" fo:letter-spacing="normal" fo:font-weight="normal" officeooo:paragraph-rsid="000b38e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11" style:family="paragraph" style:parent-style-name="Standard">
      <style:text-properties style:font-name="Arial" fo:font-size="12pt" fo:language="es" fo:country="ES" officeooo:rsid="000b38e1" officeooo:paragraph-rsid="000b38e1" style:font-size-asian="12pt" style:font-size-complex="12pt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Table_20_Contents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/>
    </style:style>
    <style:style style:name="T2" style:family="text">
      <style:text-properties fo:font-style="normal" fo:font-weight="bold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officeooo:rsid="000b38e1"/>
    </style:style>
    <style:style style:name="T5" style:family="text">
      <style:text-properties fo:font-style="normal" officeooo:rsid="000b38e1" style:font-name-asian="NSimSun" style:font-name-complex="Liberation Mono"/>
    </style:style>
    <style:style style:name="T6" style:family="text">
      <style:text-properties style:font-name="SFMono-Regular" fo:font-size="9pt" fo:font-style="normal" fo:font-weight="normal"/>
    </style:style>
    <style:style style:name="T7" style:family="text">
      <style:text-properties fo:font-size="9pt" fo:font-style="normal" fo:font-weight="normal"/>
    </style:style>
    <style:style style:name="T8" style:family="text">
      <style:text-properties fo:color="#062873" loext:opacity="100%" style:font-name="SFMono-Regular" fo:font-size="9pt" fo:font-style="normal" fo:font-weight="bold"/>
    </style:style>
    <style:style style:name="T9" style:family="text">
      <style:text-properties fo:color="#062873" loext:opacity="100%" fo:font-size="9pt" fo:font-style="normal" fo:font-weight="bold"/>
    </style:style>
    <style:style style:name="T10" style:family="text">
      <style:text-properties fo:color="#062873" loext:opacity="100%" fo:font-style="normal" fo:font-weight="bold"/>
    </style:style>
    <style:style style:name="T11" style:family="text">
      <style:text-properties fo:color="#408090" loext:opacity="100%" style:font-name="SFMono-Regular" fo:font-size="9pt" fo:font-style="italic" fo:font-weight="normal"/>
    </style:style>
    <style:style style:name="T12" style:family="text">
      <style:text-properties fo:color="#4070a0" loext:opacity="100%" style:font-name="SFMono-Regular" fo:font-size="9pt" fo:font-style="normal" fo:font-weight="normal"/>
    </style:style>
    <style:style style:name="T13" style:family="text">
      <style:text-properties fo:color="#4070a0" loext:opacity="100%" fo:font-size="9pt" fo:font-style="normal" fo:font-weight="normal"/>
    </style:style>
    <style:style style:name="T14" style:family="text">
      <style:text-properties fo:color="#4070a0" loext:opacity="100%" fo:font-style="normal" fo:font-weight="normal"/>
    </style:style>
    <style:style style:name="T15" style:family="text">
      <style:text-properties officeooo:rsid="000b38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4</text:p>
      <text:h text:style-name="P4" text:outline-level="3">Definir un esquema para <text:s/>cada uno de los <text:s/>siguientes <text:s/>ficheros <text:s/>XML de modo que <text:s/>sean validados correctamente.</text:h>
      <text:p text:style-name="P2"/>
      <text:p text:style-name="P3">1- <text:s text:c="3"/></text:p>
      <table:table table:name="Tabla1" table:style-name="Tabla1">
        <table:table-column table:style-name="Tabla1.A"/>
        <table:table-row table:style-name="TableLine2350282474736">
          <table:table-cell table:style-name="Tabla1.A1" office:value-type="string">
            <text:p text:style-name="P5">&lt;persona&gt; <text:s/></text:p>
            <text:p text:style-name="P5"><text:s text:c="4"/>&lt;dni&gt;111111111&lt;/dni&gt; <text:s/></text:p>
            <text:p text:style-name="P5"><text:s text:c="4"/>&lt;name&gt;José <text:s/>Serrano&lt;/name&gt; <text:s/></text:p>
            <text:p text:style-name="P5"><text:s text:c="4"/>&lt;estadoCivil&gt;Soltero&lt;/estadoCivil&gt; <text:s/></text:p>
            <text:p text:style-name="P5"><text:s text:c="4"/>&lt;company&gt; <text:s/></text:p>
            <text:p text:style-name="P5"><text:s text:c="8"/>&lt;name&gt;Autentia&lt;/name&gt; <text:s/></text:p>
            <text:p text:style-name="P5"><text:s text:c="8"/>&lt;url&gt;http://www.autentia.com&lt;/url&gt; <text:s/></text:p>
            <text:p text:style-name="P5"><text:s text:c="8"/>&lt;telefono&gt;+34916753306&lt;/telefono&gt; <text:s/></text:p>
            <text:p text:style-name="P5"><text:s text:c="4"/>&lt;/company&gt; <text:s/></text:p>
            <text:p text:style-name="P5">&lt;/persona&gt; <text:s text:c="3"/></text:p>
          </table:table-cell>
        </table:table-row>
      </table:table>
      <text:p text:style-name="P3"/>
      <text:p text:style-name="P3">2- </text:p>
      <text:p text:style-name="P3"><text:s/></text:p>
      <table:table table:name="Tabla2" table:style-name="Tabla2">
        <table:table-column table:style-name="Tabla2.A"/>
        <table:table-row table:style-name="TableLine2350282477184">
          <table:table-cell table:style-name="Tabla2.A1" office:value-type="string">
            <text:p text:style-name="P5">&lt;libro precio="30" &gt; </text:p>
            <text:p text:style-name="P5"><text:s text:c="8"/>&lt;titulo&gt; Lenguajes de Marcas&lt;/titulo&gt;</text:p>
            <text:p text:style-name="P5"><text:s text:c="8"/>&lt;autor&gt;Javier S. Zurdo&lt;/autor&gt;</text:p>
            <text:p text:style-name="P5"><text:s text:c="8"/>&lt;autor&gt;Pablo Toharia&lt;/autor&gt;</text:p>
            <text:p text:style-name="P5"><text:s text:c="8"/>&lt;editorial&gt;Ra-Ma&lt;/editorial&gt;</text:p>
            <text:p text:style-name="P5">&lt;/libro&gt;</text:p>
          </table:table-cell>
        </table:table-row>
      </table:table>
      <text:p text:style-name="P3"><text:s text:c="2"/></text:p>
      <text:p text:style-name="P3"/>
      <text:p text:style-name="P3"/>
      <text:p text:style-name="P3"/>
      <text:p text:style-name="P11">3-</text:p>
      <text:p text:style-name="P3"/>
      <table:table table:name="Tabla4" table:style-name="Tabla4">
        <table:table-column table:style-name="Tabla4.A"/>
        <table:table-row table:style-name="TableLine2350375184656">
          <table:table-cell table:style-name="Tabla4.A1" office:value-type="string">
            <text:p text:style-name="P6">&lt;listaproductos&gt;</text:p>
            <text:p text:style-name="P8"><text:s text:c="4"/><text:span text:style-name="T1">&lt;articulo&gt;</text:span></text:p>
            <text:p text:style-name="P8"><text:s text:c="15"/><text:span text:style-name="T1">&lt;codigo&gt;CD12&lt;/codigo&gt;</text:span></text:p>
            <text:p text:style-name="P8"><text:s text:c="14"/><text:span text:style-name="T1">&lt;descripcion autor="</text:span><text:span text:style-name="T5">Juan</text:span><text:span text:style-name="T1">"&gt;Monitor&lt;/descripcion&gt;</text:span></text:p>
            <text:p text:style-name="P8"><text:s text:c="4"/><text:span text:style-name="T1">&lt;/articulo&gt;</text:span></text:p>
            <text:p text:style-name="P8"><text:s text:c="4"/><text:span text:style-name="T1">&lt;articulo&gt;</text:span></text:p>
            <text:p text:style-name="P8"><text:s text:c="11"/><text:span text:style-name="T1">&lt;codigo&gt;CA12&lt;/codigo&gt;</text:span></text:p>
            <text:p text:style-name="P9"><text:span text:style-name="T1"><text:s text:c="11"/>&lt;descripcion autor="Pepe"&gt;Monitor&lt;/descripcion&gt;</text:span></text:p>
            <text:p text:style-name="P8"><text:s text:c="4"/><text:span text:style-name="T1">&lt;/articulo&gt;</text:span></text:p>
            <text:p text:style-name="P8"><text:s text:c="4"/><text:span text:style-name="T1">&lt;articulo&gt;</text:span></text:p>
            <text:p text:style-name="P8"><text:s text:c="11"/><text:span text:style-name="T1">&lt;codigo&gt;AA99&lt;/codigo&gt;</text:span></text:p>
            <text:p text:style-name="P8"><text:s text:c="11"/><text:span text:style-name="T1">&lt;descripcion&gt;Teclado&lt;/descripcion&gt;</text:span></text:p>
            <text:p text:style-name="P8"><text:s text:c="4"/><text:span text:style-name="T1">&lt;/articulo&gt;</text:span></text:p>
            <text:p text:style-name="P7">&lt;/listaproductos&gt;</text:p>
            <text:p text:style-name="P13"/>
          </table:table-cell>
        </table:table-row>
      </table:table>
      <text:p text:style-name="P3"><text:soft-page-break/></text:p>
      <text:p text:style-name="P3"/>
      <text:p text:style-name="P3"><text:span text:style-name="T15">4</text:span>- <text:s/></text:p>
      <text:p text:style-name="P3"/>
      <table:table table:name="Tabla3" table:style-name="Tabla3">
        <table:table-column table:style-name="Tabla3.A"/>
        <table:table-row table:style-name="TableLine2350282472832">
          <table:table-cell table:style-name="Tabla3.A1" office:value-type="string">
            <text:p text:style-name="P5">&lt;alumnos&gt; </text:p>
            <text:p text:style-name="P5">&lt;alumno dni="111"&gt;</text:p>
            <text:p text:style-name="P5">&lt;nombre&gt;Juan Garcia&lt;/nombre&gt;</text:p>
            <text:p text:style-name="P5">&lt;direccion&gt;</text:p>
            <text:p text:style-name="P5">&lt;calle&gt;Avenida de la Fuente&lt;/calle&gt;</text:p>
            <text:p text:style-name="P5">&lt;numero&gt;6&lt;/numero&gt;</text:p>
            <text:p text:style-name="P5">&lt;ciudad&gt;Vigo&lt;/ciudad&gt;</text:p>
            <text:p text:style-name="P5">&lt;provincia&gt;Pontevedra&lt;/provincia&gt;</text:p>
            <text:p text:style-name="P5">&lt;/direccion&gt;</text:p>
            <text:p text:style-name="P5">&lt;telefono&gt;924555555&lt;/telefono&gt;</text:p>
            <text:p text:style-name="P5">&lt;/alumno&gt;</text:p>
            <text:p text:style-name="P5">&lt;alumno dni="222"&gt;</text:p>
            <text:p text:style-name="P5">&lt;nombre&gt;Jose Sanchez&lt;/nombre&gt;</text:p>
            <text:p text:style-name="P5">&lt;direccion&gt;</text:p>
            <text:p text:style-name="P5">&lt;calle&gt;Calle Ancha&lt;/calle&gt;</text:p>
            <text:p text:style-name="P5">&lt;numero&gt;3&lt;/numero&gt;</text:p>
            <text:p text:style-name="P5">&lt;ciudad&gt;Lalín&lt;/ciudad&gt;</text:p>
            <text:p text:style-name="P5">&lt;provincia&gt;Pontevedra&lt;/provincia&gt;</text:p>
            <text:p text:style-name="P5">&lt;/direccion&gt;</text:p>
            <text:p text:style-name="P5">&lt;telefono&gt;924550000&lt;/telefono&gt;</text:p>
            <text:p text:style-name="P5">&lt;/alumno&gt;</text:p>
            <text:p text:style-name="P5">&lt;/alumnos&gt;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3-02-26T12:33:04.92</meta:creation-date>
    <dc:date>2022-02-24T19:24:29.033000000</dc:date>
    <meta:editing-duration>PT2H42M32S</meta:editing-duration>
    <meta:editing-cycles>5</meta:editing-cycles>
    <meta:generator>LibreOffice/7.1.4.2$Windows_X86_64 LibreOffice_project/a529a4fab45b75fefc5b6226684193eb000654f6</meta:generator>
    <meta:printed-by>e e</meta:printed-by>
    <meta:print-date>2013-02-26T18:16:28.55</meta:print-date>
    <meta:document-statistic meta:table-count="4" meta:image-count="0" meta:object-count="0" meta:page-count="2" meta:paragraph-count="60" meta:word-count="94" meta:character-count="1422" meta:non-whitespace-character-count="1172"/>
  </office:meta>
</office:document-meta>
</file>